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paragraph-properties style:line-height-at-least="20pt"/>
    </style:style>
    <style:style style:name="P2" style:family="paragraph">
      <style:paragraph-properties style:line-height-at-least="50pt"/>
    </style:style>
    <style:style style:name="P3" style:family="paragraph">
      <style:paragraph-properties style:line-height-at-least="200pt"/>
    </style:style>
  </office:automatic-styles>
  <office:body>
    <office:text>
      <text:p text:style-name="P1">
     This is an example of paragraph with line height at least 20pt.
   </text:p>
      <text:p text:style-name="P2">
     This is an example of paragraph with line height at least 50pt.
   </text:p>
      <text:p text:style-name="P3">
     This is an example of paragraph with line height at least 200pt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